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P4" style:family="paragraph" style:parent-style-name="Heading_20_2">
      <style:paragraph-properties fo:break-before="auto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>
      <style:text-properties fo:font-weight="bold" style:font-weight-asian="bold" style:font-weight-complex="bold"/>
    </style:style>
    <style:style style:name="T9_12" style:family="text">
      <style:text-properties fo:font-weight="bold" style:font-weight-asian="bold" style:font-weight-complex="bold"/>
    </style:style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>
      <style:text-properties fo:font-weight="bold" style:font-weight-asian="bold" style:font-weight-complex="bold"/>
    </style:style>
    <style:style style:name="T10_12" style:family="text">
      <style:text-properties fo:font-weight="bold" style:font-weight-asian="bold" style:font-weight-complex="bold"/>
    </style:style>
    <style:style style:name="T10_13" style:family="text">
      <style:text-properties fo:font-weight="bold" style:font-weight-asian="bold" style:font-weight-complex="bold"/>
    </style:style>
    <style:style style:name="T10_14" style:family="text">
      <style:text-properties fo:font-weight="bold" style:font-weight-asian="bold" style:font-weight-complex="bold"/>
    </style:style>
    <style:style style:name="T10_15" style:family="text">
      <style:text-properties fo:font-weight="bold" style:font-weight-asian="bold" style:font-weight-complex="bold"/>
    </style:style>
    <style:style style:name="T10_16" style:family="text">
      <style:text-properties fo:font-weight="bold" style:font-weight-asian="bold" style:font-weight-complex="bold"/>
    </style:style>
    <style:style style:name="T10_17" style:family="text">
      <style:text-properties fo:font-weight="bold" style:font-weight-asian="bold" style:font-weight-complex="bold"/>
    </style:style>
    <style:style style:name="T10_18" style:family="text">
      <style:text-properties fo:font-weight="bold" style:font-weight-asian="bold" style:font-weight-complex="bold"/>
    </style:style>
    <style:style style:name="T10_19" style:family="text">
      <style:text-properties fo:font-weight="bold" style:font-weight-asian="bold" style:font-weight-complex="bold"/>
    </style:style>
    <style:style style:name="T10_20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T11_14" style:family="text">
      <style:text-properties fo:font-weight="bold" style:font-weight-asian="bold" style:font-weight-complex="bold"/>
    </style:style>
    <style:style style:name="T11_15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>
      <style:text-properties fo:font-weight="bold" style:font-weight-asian="bold" style:font-weight-complex="bold"/>
    </style:style>
    <style:style style:name="T12_14" style:family="text">
      <style:text-properties fo:font-weight="bold" style:font-weight-asian="bold" style:font-weight-complex="bold"/>
    </style:style>
    <style:style style:name="T12_15" style:family="text">
      <style:text-properties fo:font-weight="bold" style:font-weight-asian="bold" style:font-weight-complex="bold"/>
    </style:style>
    <style:style style:name="T12_16" style:family="text">
      <style:text-properties fo:font-weight="bold" style:font-weight-asian="bold" style:font-weight-complex="bold"/>
    </style:style>
    <style:style style:name="T12_17" style:family="text">
      <style:text-properties fo:font-weight="bold" style:font-weight-asian="bold" style:font-weight-complex="bold"/>
    </style:style>
    <style:style style:name="T12_18" style:family="text">
      <style:text-properties fo:font-weight="bold" style:font-weight-asian="bold" style:font-weight-complex="bold"/>
    </style:style>
    <style:style style:name="T12_19" style:family="text">
      <style:text-properties fo:font-weight="bold" style:font-weight-asian="bold" style:font-weight-complex="bold"/>
    </style:style>
    <style:style style:name="T12_20" style:family="text">
      <style:text-properties fo:font-weight="bold" style:font-weight-asian="bold" style:font-weight-complex="bold"/>
    </style:style>
    <style:style style:name="T12_21" style:family="text">
      <style:text-properties fo:font-weight="bold" style:font-weight-asian="bold" style:font-weight-complex="bold"/>
    </style:style>
    <style:style style:name="P13" style:family="paragraph" style:parent-style-name="Heading_20_2">
      <style:paragraph-properties fo:break-before="auto" style:writing-mode="lr-tb"/>
    </style:style>
    <style:style style:name="T13_1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P38" style:family="paragraph" style:parent-style-name="Standard">
      <style:paragraph-properties fo:break-before="auto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Heading_20_1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Heading_20_2">
      <style:paragraph-properties fo:break-before="auto" style:writing-mode="lr-tb"/>
    </style:style>
    <style:style style:name="T41_1" style:family="text"/>
    <style:style style:name="P42" style:family="paragraph" style:parent-style-name="Standard">
      <style:paragraph-properties fo:break-before="auto" style:writing-mode="lr-tb"/>
    </style:style>
    <style:style style:name="T42_1" style:family="text" style:parent-style-name="Standard"/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>
      <style:text-properties fo:font-weight="bold" style:font-weight-asian="bold" style:font-weight-complex="bold"/>
    </style:style>
    <style:style style:name="T44_18" style:family="text">
      <style:text-properties fo:font-weight="bold" style:font-weight-asian="bold" style:font-weight-complex="bold"/>
    </style:style>
    <style:style style:name="T44_19" style:family="text">
      <style:text-properties fo:font-weight="bold" style:font-weight-asian="bold" style:font-weight-complex="bold"/>
    </style:style>
    <style:style style:name="T44_20" style:family="text">
      <style:text-properties fo:font-weight="bold" style:font-weight-asian="bold" style:font-weight-complex="bold"/>
    </style:style>
    <style:style style:name="T44_21" style:family="text">
      <style:text-properties fo:font-weight="bold" style:font-weight-asian="bold" style:font-weight-complex="bold"/>
    </style:style>
    <style:style style:name="T44_22" style:family="text">
      <style:text-properties fo:font-weight="bold" style:font-weight-asian="bold" style:font-weight-complex="bold"/>
    </style:style>
    <style:style style:name="T44_23" style:family="text">
      <style:text-properties fo:font-weight="bold" style:font-weight-asian="bold" style:font-weight-complex="bold"/>
    </style:style>
    <style:style style:name="T44_24" style:family="text">
      <style:text-properties fo:font-weight="bold" style:font-weight-asian="bold" style:font-weight-complex="bold"/>
    </style:style>
    <style:style style:name="T44_25" style:family="text">
      <style:text-properties fo:font-weight="bold" style:font-weight-asian="bold" style:font-weight-complex="bold"/>
    </style:style>
    <style:style style:name="T44_26" style:family="text">
      <style:text-properties fo:font-weight="bold" style:font-weight-asian="bold" style:font-weight-complex="bold"/>
    </style:style>
    <style:style style:name="T44_27" style:family="text">
      <style:text-properties fo:font-weight="bold" style:font-weight-asian="bold" style:font-weight-complex="bold"/>
    </style:style>
    <style:style style:name="T44_28" style:family="text">
      <style:text-properties fo:font-weight="bold" style:font-weight-asian="bold" style:font-weight-complex="bold"/>
    </style:style>
    <style:style style:name="T44_29" style:family="text">
      <style:text-properties fo:font-weight="bold" style:font-weight-asian="bold" style:font-weight-complex="bold"/>
    </style:style>
    <style:style style:name="T44_30" style:family="text">
      <style:text-properties fo:font-weight="bold" style:font-weight-asian="bold" style:font-weight-complex="bold"/>
    </style:style>
    <style:style style:name="T44_31" style:family="text">
      <style:text-properties fo:font-weight="bold" style:font-weight-asian="bold" style:font-weight-complex="bold"/>
    </style:style>
    <style:style style:name="T44_32" style:family="text">
      <style:text-properties fo:font-weight="bold" style:font-weight-asian="bold" style:font-weight-complex="bold"/>
    </style:style>
    <style:style style:name="T44_33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>
      <style:text-properties fo:font-weight="bold" style:font-weight-asian="bold" style:font-weight-complex="bold"/>
    </style:style>
    <style:style style:name="T45_12" style:family="text">
      <style:text-properties fo:font-weight="bold" style:font-weight-asian="bold" style:font-weight-complex="bold"/>
    </style:style>
    <style:style style:name="T45_13" style:family="text">
      <style:text-properties fo:font-weight="bold" style:font-weight-asian="bold" style:font-weight-complex="bold"/>
    </style:style>
    <style:style style:name="T45_14" style:family="text">
      <style:text-properties fo:font-weight="bold" style:font-weight-asian="bold" style:font-weight-complex="bold"/>
    </style:style>
    <style:style style:name="T45_15" style:family="text">
      <style:text-properties fo:font-weight="bold" style:font-weight-asian="bold" style:font-weight-complex="bold"/>
    </style:style>
    <style:style style:name="T45_16" style:family="text">
      <style:text-properties fo:font-weight="bold" style:font-weight-asian="bold" style:font-weight-complex="bold"/>
    </style:style>
    <style:style style:name="T45_17" style:family="text">
      <style:text-properties fo:font-weight="bold" style:font-weight-asian="bold" style:font-weight-complex="bold"/>
    </style:style>
    <style:style style:name="T45_18" style:family="text">
      <style:text-properties fo:font-weight="bold" style:font-weight-asian="bold" style:font-weight-complex="bold"/>
    </style:style>
    <style:style style:name="T45_19" style:family="text">
      <style:text-properties fo:font-weight="bold" style:font-weight-asian="bold" style:font-weight-complex="bold"/>
    </style:style>
    <style:style style:name="T45_20" style:family="text">
      <style:text-properties fo:font-weight="bold" style:font-weight-asian="bold" style:font-weight-complex="bold"/>
    </style:style>
    <style:style style:name="T45_21" style:family="text">
      <style:text-properties fo:font-weight="bold" style:font-weight-asian="bold" style:font-weight-complex="bold"/>
    </style:style>
    <style:style style:name="T45_22" style:family="text">
      <style:text-properties fo:font-weight="bold" style:font-weight-asian="bold" style:font-weight-complex="bold"/>
    </style:style>
    <style:style style:name="T45_23" style:family="text">
      <style:text-properties fo:font-weight="bold" style:font-weight-asian="bold" style:font-weight-complex="bold"/>
    </style:style>
    <style:style style:name="T45_24" style:family="text">
      <style:text-properties fo:font-weight="bold" style:font-weight-asian="bold" style:font-weight-complex="bold"/>
    </style:style>
    <style:style style:name="T45_25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T46_13" style:family="text">
      <style:text-properties fo:font-weight="bold" style:font-weight-asian="bold" style:font-weight-complex="bold"/>
    </style:style>
    <style:style style:name="T46_14" style:family="text">
      <style:text-properties fo:font-weight="bold" style:font-weight-asian="bold" style:font-weight-complex="bold"/>
    </style:style>
    <style:style style:name="T46_15" style:family="text">
      <style:text-properties fo:font-weight="bold" style:font-weight-asian="bold" style:font-weight-complex="bold"/>
    </style:style>
    <style:style style:name="T46_16" style:family="text">
      <style:text-properties fo:font-weight="bold" style:font-weight-asian="bold" style:font-weight-complex="bold"/>
    </style:style>
    <style:style style:name="T46_17" style:family="text">
      <style:text-properties fo:font-weight="bold" style:font-weight-asian="bold" style:font-weight-complex="bold"/>
    </style:style>
    <style:style style:name="T46_18" style:family="text">
      <style:text-properties fo:font-weight="bold" style:font-weight-asian="bold" style:font-weight-complex="bold"/>
    </style:style>
    <style:style style:name="T46_19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T47_15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>
      <style:text-properties fo:font-weight="bold" style:font-weight-asian="bold" style:font-weight-complex="bold"/>
    </style:style>
    <style:style style:name="T48_10" style:family="text">
      <style:text-properties fo:font-weight="bold" style:font-weight-asian="bold" style:font-weight-complex="bold"/>
    </style:style>
    <style:style style:name="T48_11" style:family="text">
      <style:text-properties fo:font-weight="bold" style:font-weight-asian="bold" style:font-weight-complex="bold"/>
    </style:style>
    <style:style style:name="T48_12" style:family="text">
      <style:text-properties fo:font-weight="bold" style:font-weight-asian="bold" style:font-weight-complex="bold"/>
    </style:style>
    <style:style style:name="T48_13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style:writing-mode="lr-tb"/>
    </style:style>
    <style:style style:name="P50" style:family="paragraph" style:parent-style-name="Standard">
      <style:paragraph-properties fo:break-before="auto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style:writing-mode="lr-tb"/>
    </style:style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break-before="auto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style:writing-mode="lr-tb"/>
    </style:style>
    <style:style style:name="P64" style:family="paragraph" style:parent-style-name="Heading_20_2">
      <style:paragraph-properties fo:break-before="auto" style:writing-mode="lr-tb"/>
    </style:style>
    <style:style style:name="T64_1" style:family="text"/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style:writing-mode="lr-tb"/>
    </style:style>
    <style:style style:name="P80" style:family="paragraph" style:parent-style-name="Standard">
      <style:paragraph-properties fo:break-before="auto" style:writing-mode="lr-tb"/>
    </style:style>
    <style:style style:name="T80_1" style:family="text"/>
    <style:style style:name="T80_2" style:family="text"/>
    <style:style style:name="T80_3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break-before="auto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P95" style:family="paragraph" style:parent-style-name="Standard">
      <style:paragraph-properties fo:break-before="auto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</office:automatic-styles>
  <office:body>
    <office:text>
      <text:h text:style-name="P1" text:outline-level="10"><text:bookmark-start text:name="h.1h0rqpijhgb8"/><text:bookmark-end text:name="h.1h0rqpijhgb8"/><text:span text:style-name="T1_1">Combat</text:span><text:span text:style-name="T1_2"><text:s/></text:span></text:h>
      <text:p text:style-name="P2"><text:span text:style-name="T2_1">Major</text:span><text:span text:style-name="T2_2"><text:s/></text:span><text:span text:style-name="T2_3">Improvements</text:span></text:p>
      <text:p text:style-name="P3"><text:span text:style-name="T3_1">The</text:span><text:span text:style-name="T3_2"><text:s/></text:span><text:span text:style-name="T3_3">remaining</text:span><text:span text:style-name="T3_4"><text:s/></text:span><text:span text:style-name="T3_5">player</text:span><text:span text:style-name="T3_6"><text:s/></text:span><text:span text:style-name="T3_7">health</text:span><text:span text:style-name="T3_8"><text:s/></text:span><text:span text:style-name="T3_9">was</text:span><text:span text:style-name="T3_10"><text:s/></text:span><text:span text:style-name="T3_11">a</text:span><text:span text:style-name="T3_12"><text:s/></text:span><text:span text:style-name="T3_13">little</text:span><text:span text:style-name="T3_14"><text:s/></text:span><text:span text:style-name="T3_15">low</text:span><text:span text:style-name="T3_16"><text:s/></text:span><text:span text:style-name="T3_17">at</text:span><text:span text:style-name="T3_18"><text:s/>50<text:s/></text:span><text:span text:style-name="T3_19">health</text:span><text:span text:style-name="T3_20">.<text:s/></text:span><text:span text:style-name="T3_21">The</text:span><text:span text:style-name="T3_22"><text:s/></text:span><text:span text:style-name="T3_23">players</text:span><text:span text:style-name="T3_24"><text:s/></text:span><text:span text:style-name="T3_25">did</text:span><text:span text:style-name="T3_26"><text:s/></text:span><text:span text:style-name="T3_27">not</text:span><text:span text:style-name="T3_28"><text:s/></text:span><text:span text:style-name="T3_29">understand</text:span><text:span text:style-name="T3_30"><text:s/></text:span><text:span text:style-name="T3_31">that</text:span><text:span text:style-name="T3_32"><text:s/></text:span><text:span text:style-name="T3_33">counter</text:span><text:span text:style-name="T3_34"><text:s/></text:span><text:span text:style-name="T3_35">and</text:span><text:span text:style-name="T3_36"><text:s/></text:span><text:span text:style-name="T3_37">trip</text:span><text:span text:style-name="T3_38"><text:s/></text:span><text:span text:style-name="T3_39">were</text:span><text:span text:style-name="T3_40"><text:s/></text:span><text:span text:style-name="T3_41">very</text:span><text:span text:style-name="T3_42"><text:s/></text:span><text:span text:style-name="T3_43">useful</text:span><text:span text:style-name="T3_44">.<text:s text:c="2"/></text:span><text:span text:style-name="T3_45">Trip</text:span><text:span text:style-name="T3_46"><text:s/></text:span><text:span text:style-name="T3_47">allowed</text:span><text:span text:style-name="T3_48"><text:s/></text:span><text:span text:style-name="T3_49">the</text:span><text:span text:style-name="T3_50"><text:s/></text:span><text:span text:style-name="T3_51">enemy</text:span><text:span text:style-name="T3_52"><text:s/></text:span><text:span text:style-name="T3_53">to</text:span><text:span text:style-name="T3_54"><text:s/></text:span><text:span text:style-name="T3_55">skip</text:span><text:span text:style-name="T3_56"><text:s/></text:span><text:span text:style-name="T3_57">an</text:span><text:span text:style-name="T3_58"><text:s/></text:span><text:span text:style-name="T3_59">entire</text:span><text:span text:style-name="T3_60"><text:s/></text:span><text:span text:style-name="T3_61">turn</text:span><text:span text:style-name="T3_62">,<text:s/></text:span><text:span text:style-name="T3_63">and</text:span><text:span text:style-name="T3_64"><text:s/></text:span><text:span text:style-name="T3_65">counter</text:span><text:span text:style-name="T3_66"><text:s/></text:span><text:span text:style-name="T3_67">allowed</text:span><text:span text:style-name="T3_68"><text:s/></text:span><text:span text:style-name="T3_69">for</text:span><text:span text:style-name="T3_70"><text:s/></text:span><text:span text:style-name="T3_71">double</text:span><text:span text:style-name="T3_72"><text:s/></text:span><text:span text:style-name="T3_73">damage</text:span><text:span text:style-name="T3_74"><text:s/></text:span><text:span text:style-name="T3_75">on</text:span><text:span text:style-name="T3_76"><text:s/></text:span><text:span text:style-name="T3_77">an</text:span><text:span text:style-name="T3_78"><text:s/></text:span><text:span text:style-name="T3_79">ability</text:span><text:span text:style-name="T3_80">.<text:s text:c="2"/></text:span><text:span text:style-name="T3_81">At</text:span><text:span text:style-name="T3_82"><text:s/></text:span><text:span text:style-name="T3_83">the</text:span><text:span text:style-name="T3_84"><text:s/></text:span><text:span text:style-name="T3_85">same</text:span><text:span text:style-name="T3_86"><text:s/></text:span><text:span text:style-name="T3_87">time</text:span><text:span text:style-name="T3_88">,<text:s/></text:span><text:span text:style-name="T3_89">the</text:span><text:span text:style-name="T3_90"><text:s/></text:span><text:span text:style-name="T3_91">dps</text:span><text:span text:style-name="T3_92"><text:s/></text:span><text:span text:style-name="T3_93">was</text:span><text:span text:style-name="T3_94"><text:s/></text:span><text:span text:style-name="T3_95">around</text:span><text:span text:style-name="T3_96"><text:s/>12,<text:s/></text:span><text:span text:style-name="T3_97">not</text:span><text:span text:style-name="T3_98"><text:s/></text:span><text:span text:style-name="T3_99">the</text:span><text:span text:style-name="T3_100"><text:s/>15<text:s/></text:span><text:span text:style-name="T3_101">we</text:span><text:span text:style-name="T3_102"><text:s/></text:span><text:span text:style-name="T3_103">thought</text:span><text:span text:style-name="T3_104">.<text:s text:c="2"/></text:span><text:span text:style-name="T3_105">This</text:span><text:span text:style-name="T3_106"><text:s/></text:span><text:span text:style-name="T3_107">could</text:span><text:span text:style-name="T3_108"><text:s/></text:span><text:span text:style-name="T3_109">mean</text:span><text:span text:style-name="T3_110"><text:s/></text:span><text:span text:style-name="T3_111">some</text:span><text:span text:style-name="T3_112"><text:s/></text:span><text:span text:style-name="T3_113">rearranging</text:span><text:span text:style-name="T3_114"><text:s/></text:span><text:span text:style-name="T3_115">and</text:span><text:span text:style-name="T3_116"><text:s/></text:span><text:span text:style-name="T3_117">balancing</text:span><text:span text:style-name="T3_118"><text:s/></text:span><text:span text:style-name="T3_119">work</text:span><text:span text:style-name="T3_120"><text:s/></text:span><text:span text:style-name="T3_121">to</text:span><text:span text:style-name="T3_122"><text:s/></text:span><text:span text:style-name="T3_123">be</text:span><text:span text:style-name="T3_124"><text:s/></text:span><text:span text:style-name="T3_125">done</text:span><text:span text:style-name="T3_126">.</text:span></text:p>
      <text:h text:style-name="P4" text:outline-level="10"><text:bookmark-start text:name="h.lbyvah4vmbgz"/><text:bookmark-end text:name="h.lbyvah4vmbgz"/><text:span text:style-name="T4_1">Data</text:span><text:span text:style-name="T4_2"><text:tab/></text:span></text:h>
      <text:p text:style-name="P5"><text:span text:style-name="T5_1">Liked</text:span><text:span text:style-name="T5_2"><text:s/></text:span><text:span text:style-name="T5_3">the</text:span><text:span text:style-name="T5_4"><text:s/></text:span><text:span text:style-name="T5_5">most</text:span><text:span text:style-name="T5_6">:<text:s/></text:span><text:span text:style-name="T5_7">Secondary</text:span><text:span text:style-name="T5_8"><text:s/></text:span><text:span text:style-name="T5_9">Effects</text:span></text:p>
      <text:p text:style-name="P6"><text:span text:style-name="T6_1">Liked</text:span><text:span text:style-name="T6_2"><text:s/></text:span><text:span text:style-name="T6_3">the</text:span><text:span text:style-name="T6_4"><text:s/></text:span><text:span text:style-name="T6_5">least</text:span><text:span text:style-name="T6_6">:<text:s/></text:span><text:span text:style-name="T6_7">Universal</text:span><text:span text:style-name="T6_8"><text:s/></text:span><text:span text:style-name="T6_9">Cooldown</text:span></text:p>
      <text:p text:style-name="P7"><text:span text:style-name="T7_1">Confusing</text:span><text:span text:style-name="T7_2"><text:s/></text:span><text:span text:style-name="T7_3">instructions</text:span><text:span text:style-name="T7_4">:</text:span><text:span text:style-name="T7_5"><text:s/></text:span><text:span text:style-name="T7_6">No</text:span></text:p>
      <text:p text:style-name="P8"><text:span text:style-name="T8_1">Are</text:span><text:span text:style-name="T8_2"><text:s/></text:span><text:span text:style-name="T8_3">attacks</text:span><text:span text:style-name="T8_4"><text:s/></text:span><text:span text:style-name="T8_5">overpowered</text:span><text:span text:style-name="T8_6">:<text:s/></text:span><text:span text:style-name="T8_7">Yes</text:span></text:p>
      <text:p text:style-name="P9"><text:span text:style-name="T9_1">Opinion</text:span><text:span text:style-name="T9_2"><text:s/></text:span><text:span text:style-name="T9_3">of</text:span><text:span text:style-name="T9_4"><text:s/></text:span><text:span text:style-name="T9_5">attack</text:span><text:span text:style-name="T9_6"><text:s/></text:span><text:span text:style-name="T9_7">heights</text:span><text:span text:style-name="T9_8">:<text:s/></text:span><text:span text:style-name="T9_9">Liked</text:span><text:span text:style-name="T9_10"><text:s/></text:span><text:span text:style-name="T9_11">them</text:span><text:span text:style-name="T9_12">,<text:s/></text:span><text:span text:style-name="T9_13">fit</text:span><text:span text:style-name="T9_14"><text:s/></text:span><text:span text:style-name="T9_15">well</text:span></text:p>
      <text:p text:style-name="P10"><text:span text:style-name="T10_1">Opinion</text:span><text:span text:style-name="T10_2"><text:s/></text:span><text:span text:style-name="T10_3">of</text:span><text:span text:style-name="T10_4"><text:s/></text:span><text:span text:style-name="T10_5">the</text:span><text:span text:style-name="T10_6"><text:s/></text:span><text:span text:style-name="T10_7">Counter</text:span><text:span text:style-name="T10_8"><text:s/></text:span><text:span text:style-name="T10_9">ability</text:span><text:span text:style-name="T10_10">:<text:s/></text:span><text:span text:style-name="T10_11">Confusing</text:span><text:span text:style-name="T10_12">,<text:s/></text:span><text:span text:style-name="T10_13">didn</text:span><text:span text:style-name="T10_14">’</text:span><text:span text:style-name="T10_15">t</text:span><text:span text:style-name="T10_16"><text:s/></text:span><text:span text:style-name="T10_17">use</text:span><text:span text:style-name="T10_18"><text:s/></text:span><text:span text:style-name="T10_19">it</text:span><text:span text:style-name="T10_20"><text:s/></text:span></text:p>
      <text:p text:style-name="P11"><text:span text:style-name="T11_1">Opinion</text:span><text:span text:style-name="T11_2"><text:s/></text:span><text:span text:style-name="T11_3">of</text:span><text:span text:style-name="T11_4"><text:s/></text:span><text:span text:style-name="T11_5">the</text:span><text:span text:style-name="T11_6"><text:s/></text:span><text:span text:style-name="T11_7">Stun</text:span><text:span text:style-name="T11_8"><text:s/></text:span><text:span text:style-name="T11_9">effect</text:span><text:span text:style-name="T11_10">:<text:s/></text:span><text:span text:style-name="T11_11">Useful</text:span><text:span text:style-name="T11_12"><text:s/></text:span><text:span text:style-name="T11_13">and</text:span><text:span text:style-name="T11_14"><text:s/></text:span><text:span text:style-name="T11_15">interesting</text:span></text:p>
      <text:p text:style-name="P12"><text:span text:style-name="T12_1">Desire</text:span><text:span text:style-name="T12_2"><text:s/></text:span><text:span text:style-name="T12_3">more</text:span><text:span text:style-name="T12_4"><text:s/></text:span><text:span text:style-name="T12_5">variety</text:span><text:span text:style-name="T12_6"><text:s/></text:span><text:span text:style-name="T12_7">in</text:span><text:span text:style-name="T12_8"><text:s/></text:span><text:span text:style-name="T12_9">secondary</text:span><text:span text:style-name="T12_10"><text:s/></text:span><text:span text:style-name="T12_11">effects</text:span><text:span text:style-name="T12_12">:<text:s/></text:span><text:span text:style-name="T12_13">Yes</text:span><text:span text:style-name="T12_14">,<text:s/></text:span><text:span text:style-name="T12_15">they</text:span><text:span text:style-name="T12_16"><text:s/></text:span><text:span text:style-name="T12_17">are</text:span><text:span text:style-name="T12_18"><text:s/></text:span><text:span text:style-name="T12_19">too</text:span><text:span text:style-name="T12_20"><text:s/></text:span><text:span text:style-name="T12_21">repetitive</text:span></text:p>
      <text:h text:style-name="P13" text:outline-level="10"><text:bookmark-start text:name="h.y4bs6bhhtdty"/><text:bookmark-end text:name="h.y4bs6bhhtdty"/><text:span text:style-name="T13_1">Feedback</text:span></text:h>
      <text:list text:style-name="LS1" xml:id="list0">
        <text:list-item>
          <text:p text:style-name="P14"><text:span text:style-name="T14_1">Feels</text:span><text:span text:style-name="T14_2"><text:s/></text:span><text:span text:style-name="T14_3">unbalanced</text:span></text:p>
          <text:list>
            <text:list-item>
              <text:p text:style-name="P15"><text:span text:style-name="T15_1">Trip</text:span><text:span text:style-name="T15_2"><text:s/></text:span><text:span text:style-name="T15_3">felt</text:span><text:span text:style-name="T15_4"><text:s/></text:span><text:span text:style-name="T15_5">Underpowered</text:span></text:p>
            </text:list-item>
            <text:list-item>
              <text:p text:style-name="P16"><text:span text:style-name="T16_1">Low</text:span><text:span text:style-name="T16_2"><text:s/></text:span><text:span text:style-name="T16_3">attacks</text:span><text:span text:style-name="T16_4"><text:s/></text:span><text:span text:style-name="T16_5">only</text:span><text:span text:style-name="T16_6"><text:s/></text:span><text:span text:style-name="T16_7">useful</text:span><text:span text:style-name="T16_8"><text:s/></text:span><text:span text:style-name="T16_9">during</text:span><text:span text:style-name="T16_10"><text:s/></text:span><text:span text:style-name="T16_11">knockdown</text:span></text:p>
            </text:list-item>
            <text:list-item>
              <text:p text:style-name="P17"><text:span text:style-name="T17_1">Stun</text:span><text:span text:style-name="T17_2"><text:s/></text:span><text:span text:style-name="T17_3">Effect</text:span><text:span text:style-name="T17_4"><text:s/></text:span><text:span text:style-name="T17_5">felt</text:span><text:span text:style-name="T17_6"><text:s/></text:span><text:span text:style-name="T17_7">slightly</text:span><text:span text:style-name="T17_8"><text:s/></text:span><text:span text:style-name="T17_9">Overpowered</text:span></text:p>
            </text:list-item>
            <text:list-item>
              <text:p text:style-name="P18"><text:span text:style-name="T18_1">Stun</text:span><text:span text:style-name="T18_2"><text:s/></text:span><text:span text:style-name="T18_3">Effect</text:span><text:span text:style-name="T18_4"><text:s/></text:span><text:span text:style-name="T18_5">needs</text:span><text:span text:style-name="T18_6"><text:s/></text:span><text:span text:style-name="T18_7">to</text:span><text:span text:style-name="T18_8"><text:s/></text:span><text:span text:style-name="T18_9">be</text:span><text:span text:style-name="T18_10"><text:s/></text:span><text:span text:style-name="T18_11">reworked</text:span></text:p>
            </text:list-item>
            <text:list-item>
              <text:p text:style-name="P19"><text:span text:style-name="T19_1">Flamethrower</text:span><text:span text:style-name="T19_2">,<text:s/></text:span><text:span text:style-name="T19_3">Throat</text:span><text:span text:style-name="T19_4"><text:s/></text:span><text:span text:style-name="T19_5">Stab</text:span><text:span text:style-name="T19_6">,<text:s/></text:span><text:span text:style-name="T19_7">Mid</text:span><text:span text:style-name="T19_8"><text:s/></text:span><text:span text:style-name="T19_9">attacks</text:span><text:span text:style-name="T19_10"><text:s/></text:span><text:span text:style-name="T19_11">felt</text:span><text:span text:style-name="T19_12"><text:s/></text:span><text:span text:style-name="T19_13">Overpowered</text:span></text:p>
            </text:list-item>
            <text:list-item>
              <text:p text:style-name="P20"><text:span text:style-name="T20_1">Poison</text:span><text:span text:style-name="T20_2"><text:s/></text:span><text:span text:style-name="T20_3">Bomb</text:span><text:span text:style-name="T20_4"><text:s/></text:span><text:span text:style-name="T20_5">feels</text:span><text:span text:style-name="T20_6"><text:s/></text:span><text:span text:style-name="T20_7">underpowered</text:span></text:p>
            </text:list-item>
          </text:list>
        </text:list-item>
        <text:list-item>
          <text:p text:style-name="P21"><text:span text:style-name="T21_1">Other</text:span><text:span text:style-name="T21_2"><text:s/></text:span><text:span text:style-name="T21_3">Ideas</text:span></text:p>
          <text:list>
            <text:list-item>
              <text:p text:style-name="P22"><text:span text:style-name="T22_1">Ability</text:span><text:span text:style-name="T22_2"><text:s/></text:span><text:span text:style-name="T22_3">to</text:span><text:span text:style-name="T22_4"><text:s/></text:span><text:span text:style-name="T22_5">do</text:span><text:span text:style-name="T22_6"><text:s/></text:span><text:span text:style-name="T22_7">two</text:span><text:span text:style-name="T22_8"><text:s/></text:span><text:span text:style-name="T22_9">attacks</text:span><text:span text:style-name="T22_10"><text:s/></text:span><text:span text:style-name="T22_11">in</text:span><text:span text:style-name="T22_12"><text:s/></text:span><text:span text:style-name="T22_13">a</text:span><text:span text:style-name="T22_14"><text:s/></text:span><text:span text:style-name="T22_15">row</text:span></text:p>
            </text:list-item>
            <text:list-item>
              <text:p text:style-name="P23"><text:span text:style-name="T23_1">Option</text:span><text:span text:style-name="T23_2"><text:s/></text:span><text:span text:style-name="T23_3">to</text:span><text:span text:style-name="T23_4"><text:s/></text:span><text:span text:style-name="T23_5">heal</text:span></text:p>
            </text:list-item>
            <text:list-item>
              <text:p text:style-name="P24"><text:span text:style-name="T24_1">Random</text:span><text:span text:style-name="T24_2"><text:s/></text:span><text:span text:style-name="T24_3">counter</text:span><text:span text:style-name="T24_4"><text:s/></text:span><text:span text:style-name="T24_5">height</text:span><text:span text:style-name="T24_6"><text:s/></text:span><text:span text:style-name="T24_7">was</text:span><text:span text:style-name="T24_8"><text:s/></text:span><text:span text:style-name="T24_9">confusing</text:span><text:span text:style-name="T24_10">/</text:span><text:span text:style-name="T24_11">didn</text:span><text:span text:style-name="T24_12">’</text:span><text:span text:style-name="T24_13">t</text:span><text:span text:style-name="T24_14"><text:s/></text:span><text:span text:style-name="T24_15">like</text:span><text:span text:style-name="T24_16"><text:s/></text:span><text:span text:style-name="T24_17">it</text:span></text:p>
            </text:list-item>
            <text:list-item>
              <text:p text:style-name="P25"><text:span text:style-name="T25_1">Should</text:span><text:span text:style-name="T25_2"><text:s/></text:span><text:span text:style-name="T25_3">be</text:span><text:span text:style-name="T25_4"><text:s/></text:span><text:span text:style-name="T25_5">forced</text:span><text:span text:style-name="T25_6"><text:s/></text:span><text:span text:style-name="T25_7">to</text:span><text:span text:style-name="T25_8"><text:s/></text:span><text:span text:style-name="T25_9">switch</text:span><text:span text:style-name="T25_10"><text:s/></text:span><text:span text:style-name="T25_11">heights</text:span></text:p>
            </text:list-item>
            <text:list-item>
              <text:p text:style-name="P26"><text:span text:style-name="T26_1">Limit</text:span><text:span text:style-name="T26_2"><text:s/></text:span><text:span text:style-name="T26_3">on</text:span><text:span text:style-name="T26_4"><text:s/></text:span><text:span text:style-name="T26_5">the</text:span><text:span text:style-name="T26_6"><text:s/></text:span><text:span text:style-name="T26_7">number</text:span><text:span text:style-name="T26_8"><text:s/></text:span><text:span text:style-name="T26_9">of</text:span><text:span text:style-name="T26_10"><text:s/></text:span><text:span text:style-name="T26_11">effects</text:span><text:span text:style-name="T26_12"><text:s/></text:span><text:span text:style-name="T26_13">stacked</text:span></text:p>
            </text:list-item>
            <text:list-item>
              <text:p text:style-name="P27"><text:span text:style-name="T27_1">Chance</text:span><text:span text:style-name="T27_2"><text:s/></text:span><text:span text:style-name="T27_3">to</text:span><text:span text:style-name="T27_4"><text:s/></text:span><text:span text:style-name="T27_5">miss</text:span></text:p>
            </text:list-item>
            <text:list-item>
              <text:p text:style-name="P28"><text:span text:style-name="T28_1">Chance</text:span><text:span text:style-name="T28_2"><text:s/></text:span><text:span text:style-name="T28_3">to</text:span><text:span text:style-name="T28_4"><text:s/></text:span><text:span text:style-name="T28_5">hurt</text:span><text:span text:style-name="T28_6"><text:s/></text:span><text:span text:style-name="T28_7">self</text:span></text:p>
            </text:list-item>
            <text:list-item>
              <text:p text:style-name="P29"><text:span text:style-name="T29_1">Change</text:span><text:span text:style-name="T29_2"><text:s/></text:span><text:span text:style-name="T29_3">name</text:span><text:span text:style-name="T29_4"><text:s/></text:span><text:span text:style-name="T29_5">of</text:span><text:span text:style-name="T29_6"><text:s/></text:span><text:span text:style-name="T29_7">Knee</text:span><text:span text:style-name="T29_8"><text:s/></text:span><text:span text:style-name="T29_9">to</text:span><text:span text:style-name="T29_10"><text:s/></text:span><text:span text:style-name="T29_11">Groin</text:span></text:p>
            </text:list-item>
            <text:list-item>
              <text:p text:style-name="P30"><text:span text:style-name="T30_1">Difficulty</text:span><text:span text:style-name="T30_2"><text:s/></text:span><text:span text:style-name="T30_3">settings</text:span><text:span text:style-name="T30_4"><text:s/>(</text:span><text:span text:style-name="T30_5">robot</text:span><text:span text:style-name="T30_6"><text:s/></text:span><text:span text:style-name="T30_7">needs</text:span><text:span text:style-name="T30_8"><text:s/></text:span><text:span text:style-name="T30_9">to</text:span><text:span text:style-name="T30_10"><text:s/></text:span><text:span text:style-name="T30_11">be</text:span><text:span text:style-name="T30_12"><text:s/></text:span><text:span text:style-name="T30_13">tougher</text:span><text:span text:style-name="T30_14">)</text:span></text:p>
            </text:list-item>
            <text:list-item>
              <text:p text:style-name="P31"><text:span text:style-name="T31_1">More</text:span><text:span text:style-name="T31_2"><text:s/></text:span><text:span text:style-name="T31_3">detail</text:span><text:span text:style-name="T31_4"><text:s/></text:span><text:span text:style-name="T31_5">into</text:span><text:span text:style-name="T31_6"><text:s/></text:span><text:span text:style-name="T31_7">the</text:span><text:span text:style-name="T31_8"><text:s/></text:span><text:span text:style-name="T31_9">high</text:span><text:span text:style-name="T31_10">/</text:span><text:span text:style-name="T31_11">medium</text:span><text:span text:style-name="T31_12">/</text:span><text:span text:style-name="T31_13">low</text:span><text:span text:style-name="T31_14"><text:s/></text:span><text:span text:style-name="T31_15">attacks</text:span></text:p>
            </text:list-item>
            <text:list-item>
              <text:p text:style-name="P32"><text:span text:style-name="T32_1">Need</text:span><text:span text:style-name="T32_2"><text:s/></text:span><text:span text:style-name="T32_3">to</text:span><text:span text:style-name="T32_4"><text:s/></text:span><text:span text:style-name="T32_5">play</text:span><text:span text:style-name="T32_6"><text:s/></text:span><text:span text:style-name="T32_7">more</text:span><text:span text:style-name="T32_8"><text:s/></text:span><text:span text:style-name="T32_9">into</text:span><text:span text:style-name="T32_10"><text:s/></text:span><text:span text:style-name="T32_11">the</text:span><text:span text:style-name="T32_12"><text:s/></text:span><text:span text:style-name="T32_13">heights</text:span><text:span text:style-name="T32_14">/</text:span><text:span text:style-name="T32_15">insignificant</text:span></text:p>
            </text:list-item>
            <text:list-item>
              <text:p text:style-name="P33"><text:span text:style-name="T33_1">Cooldown</text:span><text:span text:style-name="T33_2"><text:s/></text:span><text:span text:style-name="T33_3">based</text:span><text:span text:style-name="T33_4"><text:s/></text:span><text:span text:style-name="T33_5">on</text:span><text:span text:style-name="T33_6"><text:s/></text:span><text:span text:style-name="T33_7">heights</text:span><text:span text:style-name="T33_8"><text:s/>(</text:span><text:span text:style-name="T33_9">e</text:span><text:span text:style-name="T33_10">.</text:span><text:span text:style-name="T33_11">g</text:span><text:span text:style-name="T33_12">.<text:s/></text:span><text:span text:style-name="T33_13">high</text:span><text:span text:style-name="T33_14"><text:s/></text:span><text:span text:style-name="T33_15">attacks</text:span><text:span text:style-name="T33_16"><text:s/></text:span><text:span text:style-name="T33_17">wait</text:span><text:span text:style-name="T33_18"><text:s/>6<text:s/></text:span><text:span text:style-name="T33_19">turns</text:span><text:span text:style-name="T33_20">)</text:span></text:p>
            </text:list-item>
            <text:list-item>
              <text:p text:style-name="P34"><text:span text:style-name="T34_1">Vary</text:span><text:span text:style-name="T34_2"><text:s/></text:span><text:span text:style-name="T34_3">cooldown</text:span><text:span text:style-name="T34_4"><text:s/></text:span><text:span text:style-name="T34_5">between</text:span><text:span text:style-name="T34_6"><text:s/></text:span><text:span text:style-name="T34_7">turns</text:span></text:p>
            </text:list-item>
            <text:list-item>
              <text:p text:style-name="P35"><text:span text:style-name="T35_1">Chance</text:span><text:span text:style-name="T35_2"><text:s/></text:span><text:span text:style-name="T35_3">to</text:span><text:span text:style-name="T35_4"><text:s/></text:span><text:span text:style-name="T35_5">extinguish</text:span><text:span text:style-name="T35_6"><text:s/></text:span><text:span text:style-name="T35_7">flame</text:span><text:span text:style-name="T35_8">,<text:s/></text:span><text:span text:style-name="T35_9">or</text:span><text:span text:style-name="T35_10"><text:s/></text:span><text:span text:style-name="T35_11">diffuse</text:span><text:span text:style-name="T35_12"><text:s/></text:span><text:span text:style-name="T35_13">poison</text:span></text:p>
            </text:list-item>
            <text:list-item>
              <text:p text:style-name="P36"><text:span text:style-name="T36_1">More</text:span><text:span text:style-name="T36_2"><text:s/></text:span><text:span text:style-name="T36_3">punishment</text:span><text:span text:style-name="T36_4"><text:s/></text:span><text:span text:style-name="T36_5">for</text:span><text:span text:style-name="T36_6"><text:s/></text:span><text:span text:style-name="T36_7">bigger</text:span><text:span text:style-name="T36_8"><text:s/></text:span><text:span text:style-name="T36_9">attacks</text:span></text:p>
            </text:list-item>
            <text:list-item>
              <text:p text:style-name="P37"><text:span text:style-name="T37_1">Each</text:span><text:span text:style-name="T37_2"><text:s/></text:span><text:span text:style-name="T37_3">attack</text:span><text:span text:style-name="T37_4"><text:s/></text:span><text:span text:style-name="T37_5">should</text:span><text:span text:style-name="T37_6"><text:s/></text:span><text:span text:style-name="T37_7">have</text:span><text:span text:style-name="T37_8"><text:s/></text:span><text:span text:style-name="T37_9">a</text:span><text:span text:style-name="T37_10"><text:s/></text:span><text:span text:style-name="T37_11">purpose</text:span></text:p>
            </text:list-item>
            <text:list-item>
              <text:p text:style-name="P38"><text:span text:style-name="T38_1">Effectively</text:span><text:span text:style-name="T38_2"><text:s/></text:span><text:span text:style-name="T38_3">countered</text:span><text:span text:style-name="T38_4"><text:s/></text:span><text:span text:style-name="T38_5">the</text:span><text:span text:style-name="T38_6"><text:s/></text:span><text:span text:style-name="T38_7">counter</text:span><text:span text:style-name="T38_8"><text:s/></text:span><text:span text:style-name="T38_9">ability</text:span><text:span text:style-name="T38_10"><text:s/></text:span><text:span text:style-name="T38_11">with</text:span><text:span text:style-name="T38_12"><text:s/></text:span><text:span text:style-name="T38_13">the</text:span><text:span text:style-name="T38_14"><text:s/></text:span><text:span text:style-name="T38_15">stun</text:span><text:span text:style-name="T38_16"><text:s/></text:span><text:span text:style-name="T38_17">ability</text:span></text:p>
            </text:list-item>
          </text:list>
        </text:list-item>
      </text:list>
      <text:p text:style-name="P39"/>
      <text:h text:style-name="P40" text:outline-level="10"><text:bookmark-start text:name="h.8r3xvz16msc7"/><text:bookmark-end text:name="h.8r3xvz16msc7"/><text:span text:style-name="T40_1">Skill</text:span><text:span text:style-name="T40_2"><text:s/></text:span><text:span text:style-name="T40_3">Selection</text:span><text:span text:style-name="T40_4"><text:s/></text:span></text:h>
      <text:h text:style-name="P41" text:outline-level="10"><text:bookmark-start text:name="h.xmni1tpts64r"/><text:bookmark-end text:name="h.xmni1tpts64r"/><text:span text:style-name="T41_1">Data</text:span></text:h>
      <text:p text:style-name="P42"><text:span text:style-name="T42_1"><office:annotation><dc:creator/><text:p text:style-name="P43"><text:span text:style-name="T43_1">Andrew</text:span><text:span text:style-name="T43_2"><text:s/></text:span><text:span text:style-name="T43_3">Mandula</text:span><text:span text:style-name="T43_4">:</text:span></text:p><text:p text:style-name="P44"><text:span text:style-name="T44_1">this</text:span><text:span text:style-name="T44_2"><text:s/></text:span><text:span text:style-name="T44_3">is</text:span><text:span text:style-name="T44_4"><text:s/></text:span><text:span text:style-name="T44_5">useful</text:span><text:span text:style-name="T44_6"><text:s/></text:span><text:span text:style-name="T44_7">and</text:span><text:span text:style-name="T44_8"><text:s/></text:span><text:span text:style-name="T44_9">ridiculous</text:span><text:span text:style-name="T44_10">!</text:span></text:p></office:annotation></text:span><text:span text:style-name="T44_11">Liked</text:span><text:span text:style-name="T44_12"><text:s/></text:span><text:span text:style-name="T44_13">the</text:span><text:span text:style-name="T44_14"><text:s/></text:span><text:span text:style-name="T44_15">Most</text:span><text:span text:style-name="T44_16">:<text:s/></text:span><text:span text:style-name="T44_17">Way</text:span><text:span text:style-name="T44_18"><text:s/></text:span><text:span text:style-name="T44_19">most</text:span><text:span text:style-name="T44_20"><text:s/></text:span><text:span text:style-name="T44_21">skills</text:span><text:span text:style-name="T44_22"><text:s/></text:span><text:span text:style-name="T44_23">upgraded</text:span><text:span text:style-name="T44_24"><text:s/></text:span><text:span text:style-name="T44_25">a</text:span><text:span text:style-name="T44_26"><text:s/></text:span><text:span text:style-name="T44_27">specific</text:span><text:span text:style-name="T44_28"><text:s/></text:span><text:span text:style-name="T44_29">ability</text:span><text:span text:style-name="T44_30">,<text:s/></text:span><text:span text:style-name="T44_31">Variety</text:span><text:span text:style-name="T44_32">,<text:s/></text:span><text:span text:style-name="T44_33">Amount</text:span></text:p>
      <text:p text:style-name="P45"><text:span text:style-name="T45_1">Liked</text:span><text:span text:style-name="T45_2"><text:s/></text:span><text:span text:style-name="T45_3">the</text:span><text:span text:style-name="T45_4"><text:s/></text:span><text:span text:style-name="T45_5">Least</text:span><text:span text:style-name="T45_6">:<text:s/></text:span><text:span text:style-name="T45_7">Way</text:span><text:span text:style-name="T45_8"><text:s/></text:span><text:span text:style-name="T45_9">most</text:span><text:span text:style-name="T45_10"><text:s/></text:span><text:span text:style-name="T45_11">skills</text:span><text:span text:style-name="T45_12"><text:s/></text:span><text:span text:style-name="T45_13">upgraded</text:span><text:span text:style-name="T45_14"><text:s/></text:span><text:span text:style-name="T45_15">a</text:span><text:span text:style-name="T45_16"><text:s/></text:span><text:span text:style-name="T45_17">specific</text:span><text:span text:style-name="T45_18"><text:s/></text:span><text:span text:style-name="T45_19">ability</text:span><text:span text:style-name="T45_20">,<text:s/></text:span><text:span text:style-name="T45_21">Rank</text:span><text:span text:style-name="T45_22"><text:s/>=<text:s/></text:span><text:span text:style-name="T45_23">Power</text:span><text:span text:style-name="T45_24">,<text:s/></text:span><text:span text:style-name="T45_25">Amount</text:span></text:p>
      <text:p text:style-name="P46"><text:span text:style-name="T46_1">Most</text:span><text:span text:style-name="T46_2"><text:s/></text:span><text:span text:style-name="T46_3">confusing</text:span><text:span text:style-name="T46_4"><text:s/></text:span><text:span text:style-name="T46_5">skill</text:span><text:span text:style-name="T46_6">:<text:s/></text:span><text:span text:style-name="T46_7">None</text:span><text:span text:style-name="T46_8">,<text:s/></text:span><text:span text:style-name="T46_9">Boomerang</text:span><text:span text:style-name="T46_10">,<text:s/></text:span><text:span text:style-name="T46_11">Rib</text:span><text:span text:style-name="T46_12"><text:s/></text:span><text:span text:style-name="T46_13">Punch</text:span><text:span text:style-name="T46_14">,<text:s/></text:span><text:span text:style-name="T46_15">High</text:span><text:span text:style-name="T46_16">/</text:span><text:span text:style-name="T46_17">Med</text:span><text:span text:style-name="T46_18"><text:s/></text:span><text:span text:style-name="T46_19">Specialization</text:span></text:p>
      <text:p text:style-name="P47"><text:span text:style-name="T47_1">Any</text:span><text:span text:style-name="T47_2"><text:s/></text:span><text:span text:style-name="T47_3">Skills</text:span><text:span text:style-name="T47_4"><text:s/></text:span><text:span text:style-name="T47_5">feel</text:span><text:span text:style-name="T47_6"><text:s/></text:span><text:span text:style-name="T47_7">Overpowered</text:span><text:span text:style-name="T47_8">:<text:s/></text:span><text:span text:style-name="T47_9">No</text:span><text:span text:style-name="T47_10">,<text:s/></text:span><text:span text:style-name="T47_11">Throat</text:span><text:span text:style-name="T47_12"><text:s/></text:span><text:span text:style-name="T47_13">Stab</text:span><text:span text:style-name="T47_14">,<text:s/></text:span><text:span text:style-name="T47_15">Specialization</text:span></text:p>
      <text:p text:style-name="P48"><text:span text:style-name="T48_1">Any</text:span><text:span text:style-name="T48_2"><text:s/></text:span><text:span text:style-name="T48_3">Skills</text:span><text:span text:style-name="T48_4"><text:s/></text:span><text:span text:style-name="T48_5">feel</text:span><text:span text:style-name="T48_6"><text:s/></text:span><text:span text:style-name="T48_7">Underpowered</text:span><text:span text:style-name="T48_8">:<text:s/></text:span><text:span text:style-name="T48_9">No</text:span><text:span text:style-name="T48_10">,<text:s/></text:span><text:span text:style-name="T48_11">Rib</text:span><text:span text:style-name="T48_12"><text:s/></text:span><text:span text:style-name="T48_13">Punch</text:span></text:p>
      <text:p text:style-name="P49"/>
      <text:p text:style-name="P50"><text:span text:style-name="T50_1">Most</text:span><text:span text:style-name="T50_2"><text:s/></text:span><text:span text:style-name="T50_3">Used</text:span><text:span text:style-name="T50_4"><text:s/></text:span><text:span text:style-name="T50_5">Skills</text:span></text:p>
      <text:list text:style-name="LS2" xml:id="list25">
        <text:list-item>
          <text:p text:style-name="P51"><text:span text:style-name="T51_1">Head</text:span><text:span text:style-name="T51_2"><text:s/></text:span><text:span text:style-name="T51_3">to</text:span><text:span text:style-name="T51_4"><text:s/></text:span><text:span text:style-name="T51_5">Ground</text:span><text:span text:style-name="T51_6"><text:s/>(</text:span><text:span text:style-name="T51_7">Rank</text:span><text:span text:style-name="T51_8"><text:s/>1)<text:s/>-<text:s/>17<text:s/></text:span><text:span text:style-name="T51_9">times</text:span></text:p>
        </text:list-item>
        <text:list-item>
          <text:p text:style-name="P52"><text:span text:style-name="T52_1">Poison</text:span><text:span text:style-name="T52_2"><text:s/></text:span><text:span text:style-name="T52_3">Bomb</text:span><text:span text:style-name="T52_4"><text:s/>(</text:span><text:span text:style-name="T52_5">Rank</text:span><text:span text:style-name="T52_6"><text:s/>1)<text:s/>-<text:s/>16<text:s/></text:span><text:span text:style-name="T52_7">times</text:span></text:p>
        </text:list-item>
        <text:list-item>
          <text:p text:style-name="P53"><text:span text:style-name="T53_1">Ankle</text:span><text:span text:style-name="T53_2"><text:s/></text:span><text:span text:style-name="T53_3">Sweep</text:span><text:span text:style-name="T53_4"><text:s/>(</text:span><text:span text:style-name="T53_5">Rank</text:span><text:span text:style-name="T53_6"><text:s/>1)<text:s/>-<text:s/>14<text:s/></text:span><text:span text:style-name="T53_7">times</text:span></text:p>
        </text:list-item>
        <text:list-item>
          <text:p text:style-name="P54"><text:span text:style-name="T54_1">Flamethrower</text:span><text:span text:style-name="T54_2"><text:s/>(</text:span><text:span text:style-name="T54_3">Rank</text:span><text:span text:style-name="T54_4"><text:s/>1)<text:s/>-<text:s/>14<text:s/></text:span><text:span text:style-name="T54_5">times</text:span></text:p>
        </text:list-item>
        <text:list-item>
          <text:p text:style-name="P55"><text:span text:style-name="T55_1">Throat</text:span><text:span text:style-name="T55_2"><text:s/></text:span><text:span text:style-name="T55_3">Stab</text:span><text:span text:style-name="T55_4"><text:s/>(</text:span><text:span text:style-name="T55_5">Rank</text:span><text:span text:style-name="T55_6"><text:s/>1)<text:s/>-<text:s/>14<text:s/></text:span><text:span text:style-name="T55_7">times</text:span></text:p>
        </text:list-item>
      </text:list>
      <text:p text:style-name="P56"/>
      <text:p text:style-name="P57"><text:span text:style-name="T57_1">Least</text:span><text:span text:style-name="T57_2"><text:s/></text:span><text:span text:style-name="T57_3">Used</text:span><text:span text:style-name="T57_4"><text:s/></text:span><text:span text:style-name="T57_5">Skills</text:span></text:p>
      <text:list text:style-name="LS3" xml:id="list30">
        <text:list-item>
          <text:p text:style-name="P58"><text:span text:style-name="T58_1">Headbutt</text:span><text:span text:style-name="T58_2"><text:s/>(</text:span><text:span text:style-name="T58_3">Rank</text:span><text:span text:style-name="T58_4"><text:s/>3)<text:s/>-<text:s/>1<text:s/></text:span><text:span text:style-name="T58_5">time</text:span></text:p>
        </text:list-item>
        <text:list-item>
          <text:p text:style-name="P59"><text:span text:style-name="T59_1">Boomerang</text:span><text:span text:style-name="T59_2"><text:s/>(</text:span><text:span text:style-name="T59_3">Rank</text:span><text:span text:style-name="T59_4"><text:s/>3)<text:s/>-<text:s/>1<text:s/></text:span><text:span text:style-name="T59_5">time</text:span></text:p>
        </text:list-item>
        <text:list-item>
          <text:p text:style-name="P60"><text:span text:style-name="T60_1">Trip</text:span><text:span text:style-name="T60_2"><text:s/>(</text:span><text:span text:style-name="T60_3">Rank</text:span><text:span text:style-name="T60_4"><text:s/>2)<text:s/>-<text:s/>1<text:s/></text:span><text:span text:style-name="T60_5">time</text:span></text:p>
        </text:list-item>
        <text:list-item>
          <text:p text:style-name="P61"><text:span text:style-name="T61_1">Trip</text:span><text:span text:style-name="T61_2"><text:s/>(</text:span><text:span text:style-name="T61_3">Rank</text:span><text:span text:style-name="T61_4"><text:s/>3)<text:s/>-<text:s/>1<text:s/></text:span><text:span text:style-name="T61_5">time</text:span></text:p>
        </text:list-item>
        <text:list-item>
          <text:p text:style-name="P62"><text:span text:style-name="T62_1">Roundhouse</text:span><text:span text:style-name="T62_2"><text:s/></text:span><text:span text:style-name="T62_3">Kick</text:span><text:span text:style-name="T62_4"><text:s/>(</text:span><text:span text:style-name="T62_5">Rank</text:span><text:span text:style-name="T62_6"><text:s/>3)<text:s/>-<text:s/>2<text:s/></text:span><text:span text:style-name="T62_7">times</text:span></text:p>
        </text:list-item>
      </text:list>
      <text:p text:style-name="P63"/>
      <text:h text:style-name="P64" text:outline-level="10"><text:bookmark-start text:name="h.iixmy2tnrar1"/><text:bookmark-end text:name="h.iixmy2tnrar1"/><text:span text:style-name="T64_1">Feedback</text:span></text:h>
      <text:p text:style-name="P65"><text:span text:style-name="T65_1">Changes</text:span><text:span text:style-name="T65_2"><text:s/></text:span><text:span text:style-name="T65_3">would</text:span><text:span text:style-name="T65_4"><text:s/></text:span><text:span text:style-name="T65_5">like</text:span><text:span text:style-name="T65_6"><text:s/></text:span><text:span text:style-name="T65_7">to</text:span><text:span text:style-name="T65_8"><text:s/></text:span><text:span text:style-name="T65_9">see</text:span></text:p>
      <text:list text:style-name="LS4" xml:id="list35">
        <text:list-item>
          <text:p text:style-name="P66"><text:span text:style-name="T66_1">More</text:span><text:span text:style-name="T66_2"><text:s/></text:span><text:span text:style-name="T66_3">levels</text:span><text:span text:style-name="T66_4"><text:s/></text:span><text:span text:style-name="T66_5">of</text:span><text:span text:style-name="T66_6"><text:s/></text:span><text:span text:style-name="T66_7">skills</text:span></text:p>
        </text:list-item>
        <text:list-item>
          <text:p text:style-name="P67"><text:span text:style-name="T67_1">More</text:span><text:span text:style-name="T67_2"><text:s/></text:span><text:span text:style-name="T67_3">attacks</text:span></text:p>
        </text:list-item>
        <text:list-item>
          <text:p text:style-name="P68"><text:span text:style-name="T68_1">Same</text:span><text:span text:style-name="T68_2"><text:s/></text:span><text:span text:style-name="T68_3">attacks</text:span><text:span text:style-name="T68_4"><text:s/></text:span><text:span text:style-name="T68_5">at</text:span><text:span text:style-name="T68_6"><text:s/></text:span><text:span text:style-name="T68_7">different</text:span><text:span text:style-name="T68_8"><text:s/></text:span><text:span text:style-name="T68_9">heights</text:span></text:p>
        </text:list-item>
        <text:list-item>
          <text:p text:style-name="P69"><text:span text:style-name="T69_1">Changing</text:span><text:span text:style-name="T69_2"><text:s/></text:span><text:span text:style-name="T69_3">levels</text:span><text:span text:style-name="T69_4">/</text:span><text:span text:style-name="T69_5">having</text:span><text:span text:style-name="T69_6"><text:s/></text:span><text:span text:style-name="T69_7">more</text:span><text:span text:style-name="T69_8"><text:s/></text:span><text:span text:style-name="T69_9">experience</text:span><text:span text:style-name="T69_10"><text:s/></text:span><text:span text:style-name="T69_11">should</text:span><text:span text:style-name="T69_12"><text:s/></text:span><text:span text:style-name="T69_13">allow</text:span><text:span text:style-name="T69_14"><text:s/></text:span><text:span text:style-name="T69_15">more</text:span><text:span text:style-name="T69_16"><text:s/></text:span><text:span text:style-name="T69_17">skills</text:span><text:span text:style-name="T69_18">,<text:s/></text:span><text:span text:style-name="T69_19">more</text:span><text:span text:style-name="T69_20"><text:s/></text:span><text:span text:style-name="T69_21">experience</text:span><text:span text:style-name="T69_22"><text:s/></text:span><text:span text:style-name="T69_23">should</text:span><text:span text:style-name="T69_24"><text:s/></text:span><text:span text:style-name="T69_25">allow</text:span><text:span text:style-name="T69_26"><text:s/></text:span><text:span text:style-name="T69_27">more</text:span><text:span text:style-name="T69_28"><text:s/></text:span><text:span text:style-name="T69_29">skills</text:span><text:span text:style-name="T69_30"><text:s/>(</text:span><text:span text:style-name="T69_31">maybe</text:span><text:span text:style-name="T69_32"><text:s/></text:span><text:span text:style-name="T69_33">every</text:span><text:span text:style-name="T69_34"><text:s/>5-7<text:s/></text:span><text:span text:style-name="T69_35">levels</text:span><text:span text:style-name="T69_36">)</text:span></text:p>
        </text:list-item>
        <text:list-item>
          <text:p text:style-name="P70"><text:span text:style-name="T70_1">Combos</text:span><text:span text:style-name="T70_2"><text:s/></text:span><text:span text:style-name="T70_3">would</text:span><text:span text:style-name="T70_4"><text:s/></text:span><text:span text:style-name="T70_5">be</text:span><text:span text:style-name="T70_6"><text:s/></text:span><text:span text:style-name="T70_7">cool</text:span></text:p>
        </text:list-item>
        <text:list-item>
          <text:p text:style-name="P71"><text:span text:style-name="T71_1">Attacks</text:span><text:span text:style-name="T71_2"><text:s/></text:span><text:span text:style-name="T71_3">with</text:span><text:span text:style-name="T71_4"><text:s/></text:span><text:span text:style-name="T71_5">more</text:span><text:span text:style-name="T71_6"><text:s/></text:span><text:span text:style-name="T71_7">effects</text:span><text:span text:style-name="T71_8">/</text:span><text:span text:style-name="T71_9">unique</text:span><text:span text:style-name="T71_10"><text:s/></text:span><text:span text:style-name="T71_11">names</text:span></text:p>
        </text:list-item>
        <text:list-item>
          <text:p text:style-name="P72"><text:span text:style-name="T72_1">The</text:span><text:span text:style-name="T72_2"><text:s/></text:span><text:span text:style-name="T72_3">scale</text:span><text:span text:style-name="T72_4"><text:s/></text:span><text:span text:style-name="T72_5">in</text:span><text:span text:style-name="T72_6"><text:s/></text:span><text:span text:style-name="T72_7">which</text:span><text:span text:style-name="T72_8"><text:s/></text:span><text:span text:style-name="T72_9">the</text:span><text:span text:style-name="T72_10"><text:s/></text:span><text:span text:style-name="T72_11">skills</text:span><text:span text:style-name="T72_12"><text:s/></text:span><text:span text:style-name="T72_13">are</text:span><text:span text:style-name="T72_14"><text:s/></text:span><text:span text:style-name="T72_15">based</text:span></text:p>
        </text:list-item>
        <text:list-item>
          <text:p text:style-name="P73"><text:span text:style-name="T73_1">Maybe</text:span><text:span text:style-name="T73_2"><text:s/></text:span><text:span text:style-name="T73_3">classes</text:span><text:span text:style-name="T73_4">...</text:span></text:p>
        </text:list-item>
        <text:list-item>
          <text:p text:style-name="P74"><text:span text:style-name="T74_1">Branch</text:span><text:span text:style-name="T74_2"><text:s/></text:span><text:span text:style-name="T74_3">out</text:span></text:p>
        </text:list-item>
        <text:list-item>
          <text:p text:style-name="P75"><text:span text:style-name="T75_1">Rapid</text:span><text:span text:style-name="T75_2"><text:s/></text:span><text:span text:style-name="T75_3">fire</text:span><text:span text:style-name="T75_4"><text:s/></text:span><text:span text:style-name="T75_5">abilities</text:span></text:p>
        </text:list-item>
        <text:list-item>
          <text:p text:style-name="P76"><text:span text:style-name="T76_1">More</text:span><text:span text:style-name="T76_2"><text:s/></text:span><text:span text:style-name="T76_3">physical</text:span><text:span text:style-name="T76_4"><text:s/></text:span><text:span text:style-name="T76_5">moves</text:span></text:p>
        </text:list-item>
        <text:list-item>
          <text:p text:style-name="P77"><text:span text:style-name="T77_1">Combo</text:span><text:span text:style-name="T77_2"><text:s/></text:span><text:span text:style-name="T77_3">attacks</text:span></text:p>
        </text:list-item>
        <text:list-item>
          <text:p text:style-name="P78"><text:span text:style-name="T78_1">Sword</text:span><text:span text:style-name="T78_2">/</text:span><text:span text:style-name="T78_3">weapons</text:span></text:p>
        </text:list-item>
      </text:list>
      <text:p text:style-name="P79"/>
      <text:p text:style-name="P80"><text:span text:style-name="T80_1">Confusing</text:span><text:span text:style-name="T80_2"><text:s/></text:span><text:span text:style-name="T80_3">Elements</text:span></text:p>
      <text:list text:style-name="LS5" xml:id="list48">
        <text:list-item>
          <text:p text:style-name="P81"><text:span text:style-name="T81_1">Explain</text:span><text:span text:style-name="T81_2"><text:s/></text:span><text:span text:style-name="T81_3">what</text:span><text:span text:style-name="T81_4"><text:s/></text:span><text:span text:style-name="T81_5">the</text:span><text:span text:style-name="T81_6"><text:s/></text:span><text:span text:style-name="T81_7">damages</text:span><text:span text:style-name="T81_8"><text:s/></text:span><text:span text:style-name="T81_9">are</text:span></text:p>
        </text:list-item>
        <text:list-item>
          <text:p text:style-name="P82"><text:span text:style-name="T82_1">More</text:span><text:span text:style-name="T82_2"><text:s/></text:span><text:span text:style-name="T82_3">detail</text:span><text:span text:style-name="T82_4"><text:s/></text:span><text:span text:style-name="T82_5">explaining</text:span><text:span text:style-name="T82_6"><text:s/></text:span><text:span text:style-name="T82_7">the</text:span><text:span text:style-name="T82_8"><text:s/></text:span><text:span text:style-name="T82_9">skills</text:span></text:p>
        </text:list-item>
        <text:list-item>
          <text:p text:style-name="P83"><text:span text:style-name="T83_1">More</text:span><text:span text:style-name="T83_2"><text:s/></text:span><text:span text:style-name="T83_3">clear</text:span><text:span text:style-name="T83_4"><text:s/></text:span><text:span text:style-name="T83_5">categories</text:span><text:span text:style-name="T83_6"><text:s/></text:span><text:span text:style-name="T83_7">of</text:span><text:span text:style-name="T83_8"><text:s/></text:span><text:span text:style-name="T83_9">the</text:span><text:span text:style-name="T83_10"><text:s/></text:span><text:span text:style-name="T83_11">skills</text:span><text:span text:style-name="T83_12"><text:s/></text:span><text:span text:style-name="T83_13">grouping</text:span></text:p>
        </text:list-item>
        <text:list-item>
          <text:p text:style-name="P84"><text:span text:style-name="T84_1">Boomerang</text:span><text:span text:style-name="T84_2"><text:s/></text:span><text:span text:style-name="T84_3">needs</text:span><text:span text:style-name="T84_4"><text:s/></text:span><text:span text:style-name="T84_5">more</text:span><text:span text:style-name="T84_6"><text:s/></text:span><text:span text:style-name="T84_7">description</text:span></text:p>
        </text:list-item>
        <text:list-item>
          <text:p text:style-name="P85"><text:span text:style-name="T85_1">Didn</text:span><text:span text:style-name="T85_2">’</text:span><text:span text:style-name="T85_3">t</text:span><text:span text:style-name="T85_4"><text:s/></text:span><text:span text:style-name="T85_5">get</text:span><text:span text:style-name="T85_6"><text:s/></text:span><text:span text:style-name="T85_7">the</text:span><text:span text:style-name="T85_8"><text:s/></text:span><text:span text:style-name="T85_9">purpose</text:span><text:span text:style-name="T85_10"><text:s/></text:span><text:span text:style-name="T85_11">of</text:span><text:span text:style-name="T85_12"><text:s/></text:span><text:span text:style-name="T85_13">the</text:span><text:span text:style-name="T85_14"><text:s/></text:span><text:span text:style-name="T85_15">game</text:span></text:p>
        </text:list-item>
        <text:list-item>
          <text:p text:style-name="P86"><text:span text:style-name="T86_1">Skills</text:span><text:span text:style-name="T86_2"><text:s/></text:span><text:span text:style-name="T86_3">confused</text:span><text:span text:style-name="T86_4"><text:s/></text:span><text:span text:style-name="T86_5">me</text:span></text:p>
        </text:list-item>
        <text:list-item>
          <text:p text:style-name="P87"><text:span text:style-name="T87_1">Explain</text:span><text:span text:style-name="T87_2"><text:s/></text:span><text:span text:style-name="T87_3">about</text:span><text:span text:style-name="T87_4"><text:s/></text:span><text:span text:style-name="T87_5">skills</text:span><text:span text:style-name="T87_6"><text:s/></text:span><text:span text:style-name="T87_7">stacking</text:span></text:p>
        </text:list-item>
        <text:list-item>
          <text:p text:style-name="P88"><text:span text:style-name="T88_1">Explain</text:span><text:span text:style-name="T88_2"><text:s/></text:span><text:span text:style-name="T88_3">whether</text:span><text:span text:style-name="T88_4"><text:s/></text:span><text:span text:style-name="T88_5">or</text:span><text:span text:style-name="T88_6"><text:s/></text:span><text:span text:style-name="T88_7">not</text:span><text:span text:style-name="T88_8"><text:s/></text:span><text:span text:style-name="T88_9">you</text:span><text:span text:style-name="T88_10"><text:s/></text:span><text:span text:style-name="T88_11">can</text:span><text:span text:style-name="T88_12"><text:s/></text:span><text:span text:style-name="T88_13">use</text:span><text:span text:style-name="T88_14"><text:s/></text:span><text:span text:style-name="T88_15">Rank</text:span><text:span text:style-name="T88_16"><text:s/>0<text:s/></text:span><text:span text:style-name="T88_17">abilities</text:span></text:p>
        </text:list-item>
      </text:list>
      <text:p text:style-name="P89"/>
      <text:p text:style-name="P90"><text:span text:style-name="T90_1">Other</text:span><text:span text:style-name="T90_2"><text:s/></text:span><text:span text:style-name="T90_3">comments</text:span></text:p>
      <text:list text:style-name="LS6" xml:id="list56">
        <text:list-item>
          <text:p text:style-name="P91"><text:span text:style-name="T91_1">Branching</text:span><text:span text:style-name="T91_2"><text:s/></text:span><text:span text:style-name="T91_3">skills</text:span><text:span text:style-name="T91_4"><text:s/></text:span><text:span text:style-name="T91_5">would</text:span><text:span text:style-name="T91_6"><text:s/></text:span><text:span text:style-name="T91_7">be</text:span><text:span text:style-name="T91_8"><text:s/></text:span><text:span text:style-name="T91_9">nice</text:span></text:p>
        </text:list-item>
        <text:list-item>
          <text:p text:style-name="P92"><text:span text:style-name="T92_1">High</text:span><text:span text:style-name="T92_2"><text:s/></text:span><text:span text:style-name="T92_3">Skills</text:span><text:span text:style-name="T92_4"><text:s/></text:span><text:span text:style-name="T92_5">need</text:span><text:span text:style-name="T92_6"><text:s/></text:span><text:span text:style-name="T92_7">a</text:span><text:span text:style-name="T92_8"><text:s/></text:span><text:span text:style-name="T92_9">gadget</text:span><text:span text:style-name="T92_10"><text:s/></text:span><text:span text:style-name="T92_11">too</text:span></text:p>
        </text:list-item>
        <text:list-item>
          <text:p text:style-name="P93"><text:span text:style-name="T93_1">Very</text:span><text:span text:style-name="T93_2"><text:s/></text:span><text:span text:style-name="T93_3">complicated</text:span></text:p>
        </text:list-item>
      </text:list>
      <text:list text:style-name="LS5" xml:id="list59">
        <text:list-item>
          <text:p text:style-name="P94"><text:span text:style-name="T94_1">Is</text:span><text:span text:style-name="T94_2"><text:s/></text:span><text:span text:style-name="T94_3">there</text:span><text:span text:style-name="T94_4"><text:s/></text:span><text:span text:style-name="T94_5">movement</text:span><text:span text:style-name="T94_6">?</text:span></text:p>
        </text:list-item>
        <text:list-item>
          <text:p text:style-name="P95"><text:span text:style-name="T95_1">Is</text:span><text:span text:style-name="T95_2"><text:s/></text:span><text:span text:style-name="T95_3">it</text:span><text:span text:style-name="T95_4"><text:s/></text:span><text:span text:style-name="T95_5">a</text:span><text:span text:style-name="T95_6"><text:s/></text:span><text:span text:style-name="T95_7">straight</text:span><text:span text:style-name="T95_8"><text:s/></text:span><text:span text:style-name="T95_9">head</text:span><text:span text:style-name="T95_10"><text:s/></text:span><text:span text:style-name="T95_11">on</text:span><text:span text:style-name="T95_12"><text:s/></text:span><text:span text:style-name="T95_13">fight</text:span><text:span text:style-name="T95_14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